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728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nchayat</text:p>
          </table:table-cell>
          <table:table-cell office:value-type="string">
            <text:p>Lines</text:p>
          </table:table-cell>
          <table:table-cell office:value-type="string">
            <text:p>UniquePollingAddress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Alagankulam</text:p>
          </table:table-cell>
          <table:table-cell/>
          <table:table-cell office:value-type="string">
            <text:p>Athang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ran</text:p>
          </table:table-cell>
          <table:table-cell/>
          <table:table-cell office:value-type="string">
            <text:p>Neyvay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naikulam</text:p>
          </table:table-cell>
          <table:table-cell/>
          <table:table-cell office:value-type="string">
            <text:p>Iluppak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ttinam Kattan</text:p>
          </table:table-cell>
          <table:table-cell/>
          <table:table-cell office:value-type="string">
            <text:p>Karumozh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uduvalasai</text:p>
          </table:table-cell>
          <table:table-cell/>
          <table:table-cell office:value-type="string">
            <text:p>Palangul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rbhogi</text:p>
          </table:table-cell>
          <table:table-cell/>
          <table:table-cell office:value-type="string">
            <text:p>Kadamp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hchundanvayal</text:p>
          </table:table-cell>
          <table:table-cell/>
          <table:table-cell office:value-type="string">
            <text:p>Kurunthang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hyuthu</text:p>
          </table:table-cell>
          <table:table-cell/>
          <table:table-cell office:value-type="string">
            <text:p>Kattavilag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toor</text:p>
          </table:table-cell>
          <table:table-cell/>
          <table:table-cell office:value-type="string">
            <text:p>Kallavizhiyenth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ttrakkottai</text:p>
          </table:table-cell>
          <table:table-cell/>
          <table:table-cell office:value-type="string">
            <text:p>Neerkundr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vipattinam</text:p>
          </table:table-cell>
          <table:table-cell/>
          <table:table-cell office:value-type="string">
            <text:p>Arivith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lamanoor</text:p>
          </table:table-cell>
          <table:table-cell/>
          <table:table-cell office:value-type="string">
            <text:p>Kavalaivendra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lanikudi</text:p>
          </table:table-cell>
          <table:table-cell/>
          <table:table-cell office:value-type="string">
            <text:p>Keelakkott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arendal</text:p>
          </table:table-cell>
          <table:table-cell/>
          <table:table-cell office:value-type="string">
            <text:p>Mangalakud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arukudi</text:p>
          </table:table-cell>
          <table:table-cell/>
          <table:table-cell office:value-type="string">
            <text:p>Peruvakott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avanur</text:p>
          </table:table-cell>
          <table:table-cell/>
          <table:table-cell office:value-type="string">
            <text:p>Aduthag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davanur</text:p>
          </table:table-cell>
          <table:table-cell/>
          <table:table-cell office:value-type="string">
            <text:p>Aandaooran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dakottan</text:p>
          </table:table-cell>
          <table:table-cell/>
          <table:table-cell office:value-type="string">
            <text:p>Peramangal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ranamangalam</text:p>
          </table:table-cell>
          <table:table-cell/>
          <table:table-cell office:value-type="string">
            <text:p>Sirukambaiy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ndamangalam</text:p>
          </table:table-cell>
          <table:table-cell/>
          <table:table-cell office:value-type="string">
            <text:p>Padhanak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voor</text:p>
          </table:table-cell>
          <table:table-cell/>
          <table:table-cell office:value-type="string">
            <text:p>Nilamazhgiamangal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uvayal</text:p>
          </table:table-cell>
          <table:table-cell/>
          <table:table-cell office:value-type="string">
            <text:p>Kattivay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llangudi</text:p>
          </table:table-cell>
          <table:table-cell/>
          <table:table-cell office:value-type="string">
            <text:p>Velliyapur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uthendal</text:p>
          </table:table-cell>
          <table:table-cell/>
          <table:table-cell office:value-type="string">
            <text:p>Ooriyoor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jasuriamadai</text:p>
          </table:table-cell>
          <table:table-cell/>
          <table:table-cell office:value-type="string">
            <text:p>Sundarapandiyapattinam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akkarakottai</text:p>
          </table:table-cell>
          <table:table-cell/>
          <table:table-cell office:value-type="string">
            <text:p>Pananchay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rankottai</text:p>
          </table:table-cell>
          <table:table-cell/>
          <table:table-cell office:value-type="string">
            <text:p>Elangundr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rkuthalavai</text:p>
          </table:table-cell>
          <table:table-cell/>
          <table:table-cell office:value-type="string">
            <text:p>Kunchankul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iruvolhiyakalugoorani</text:p>
          </table:table-cell>
          <table:table-cell/>
          <table:table-cell office:value-type="string">
            <text:p>Anjukottai 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ruvalur</text:p>
          </table:table-cell>
          <table:table-cell/>
          <table:table-cell office:value-type="string">
            <text:p>Oorikott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nnathur</text:p>
          </table:table-cell>
          <table:table-cell/>
          <table:table-cell office:value-type="string">
            <text:p>Chinna Keeramangal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Kallur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Tiruvadanai 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Kiliy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.Kiliy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Pandukud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Nakarikathan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helu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Kodippangu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Vattan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asipattin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Theerthandathan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Thondi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string">
            <text:p>M.R. Pattin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halirmarung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Maav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Kadambakud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Athiy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Arump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Kulath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eelk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hiruvetriy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Mugilthag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Nambuthalai 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Kankollanpattin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Mullimana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rankaadu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Radhanoor 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Govinthamangal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EVVAIPETTA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rung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EELAKOTTA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ENTHAMANGAL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NANDUR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SATHAN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AYANG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VANAKOTT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KUDAL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karkathakud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MELAPANIYO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OTTAKUD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Arunoothimangal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SANAVEL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Kavv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ethid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MUTHUPATTINAM 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PULLAMADA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ILUGAVAYAL 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AVERIYARPATTIN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ODAIK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PERAIYO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.Manakud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VETTUKUL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UPPURSATHIR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dal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 Uppur Sathiram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PARAN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AVARENTHAL 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R.S.Mangalam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VARAVAN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Sengudi 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LAGARDEVANKOTT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KAVAN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Irudayapur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SEENANK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Choland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RUNKUD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Athan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iruppalaikudi 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Naranamangal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Erumaipatt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himmapatt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amb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Mathavan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Devipattinam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Peruvay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renth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Pullang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Chitharkottai 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Pazhanivalasai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Athiyuthu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Thoruval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varangul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vanu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Karkud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nnivay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oorankott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Idaiyar Valasa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oorankottai Colony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eravoor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Melakottai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Ilamano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lukooran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hunthanvay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uthendal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ooriy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akkarakottai 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Ramanathapuram 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Van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Karikoottam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herkkutharava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Vairavankov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herkkutharavai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herpogi 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Puduvalasa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anaikkulam 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Alagankulam 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Pattinamkathan 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L. Karungulam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Ekkakudi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Malangudi 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9/30/2018</text:date>, <text:time>22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7" meta:object-count="0"/>
    <meta:generator>OpenOffice/4.1.5$Win32 OpenOffice.org_project/415m1$Build-9789</meta:generator>
  </office:meta>
</office:document-meta>
</file>